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8" style:family="paragraph" style:parent-style-name="Text_20_body">
      <style:paragraph-properties fo:margin-left="0.7917in" fo:margin-right="0in" fo:text-indent="0in" style:auto-text-indent="false"/>
      <style:text-properties fo:font-weight="normal" style:font-weight-asian="normal" style:font-weight-complex="normal"/>
    </style:style>
    <style:style style:name="P9" style:family="paragraph" style:parent-style-name="Text_20_body">
      <style:paragraph-properties fo:margin-left="0.7917in" fo:margin-right="0in" fo:text-indent="0in" style:auto-text-indent="false"/>
      <style:text-properties fo:color="#0000ff" fo:font-weight="normal" style:font-weight-asian="normal" style:font-weight-complex="normal"/>
    </style:style>
    <style:style style:name="P10" style:family="paragraph" style:parent-style-name="Text_20_body">
      <style:paragraph-properties fo:margin-left="0.5in" fo:margin-right="0in" fo:text-align="justify"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align="justify" style:justify-single-word="false" fo:text-indent="0in" style:auto-text-indent="false"/>
      <style:text-properties fo:font-weight="normal" style:font-weight-asian="normal" style:font-weight-complex="normal"/>
    </style:style>
    <style:style style:name="P12" style:family="paragraph" style:parent-style-name="Text_20_body">
      <style:paragraph-properties fo:margin-left="0.5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style>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1">
      <style:text-properties fo:font-weight="normal" style:font-weight-asian="normal" style:font-weight-complex="normal"/>
    </style:style>
    <style:style style:name="P17" style:family="paragraph" style:parent-style-name="Text_20_body" style:list-style-name="L2">
      <style:text-properties fo:font-weight="normal" style:font-weight-asian="normal" style:font-weight-complex="normal"/>
    </style:style>
    <style:style style:name="P18" style:family="paragraph" style:parent-style-name="Text_20_body"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3">
      <style:paragraph-properties fo:text-align="justify" style:justify-single-word="false"/>
      <style:text-properties style:text-underline-style="none"/>
    </style:style>
    <style:style style:name="P21" style:family="paragraph" style:parent-style-name="Text_20_body" style:list-style-name="L4">
      <style:text-properties fo:font-style="normal" fo:font-weight="normal" style:font-style-asian="normal" style:font-weight-asian="normal" style:font-style-complex="normal" style:font-weight-complex="normal"/>
    </style:style>
    <style:style style:name="P22" style:family="paragraph" style:parent-style-name="Text_20_body" style:list-style-name="L5">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margin-left="0.7917in" fo:margin-right="0in" fo:text-indent="0in" style:auto-text-indent="false"/>
      <style:text-properties fo:color="#0000ff" fo:font-weight="normal" style:font-weight-asian="normal" style:font-weight-complex="normal"/>
    </style:style>
    <style:style style:name="P24" style:family="paragraph" style:parent-style-name="Text_20_body">
      <style:paragraph-properties fo:margin-left="0.5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26" style:family="paragraph" style:parent-style-name="Heading_20_3">
      <style:paragraph-properties fo:text-align="justify" style:justify-single-word="false"/>
    </style:style>
    <style:style style:name="P27" style:family="paragraph" style:parent-style-name="Heading_20_3">
      <style:text-properties style:text-underline-style="none"/>
    </style:style>
    <style:style style:name="P28" style:family="paragraph" style:parent-style-name="Heading_20_3">
      <style:text-properties fo:font-style="normal" style:font-style-asian="normal" style:font-style-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3">About SerfJ?</text:h>
      <text:p text:style-name="P1">It means Simple Ever REST Framework for Java, so it's a micro-framework (about 48KB) to make REST web services, and to make web applications based on those REST services. </text:p>
      <text:h text:style-name="P26" text:outline-level="3">How it works?</text:h>
      <text:p text:style-name="P1">A servlet provided by SerfJ deals with REST-like URLs, dispatching requests to business controllers, and that servlet finally forwards to a view that can be a JSP or HTML page. Also, it's possible to serialize the response to JSON, XML or whatever if the developer provides his own serializers. So REST services managed by SerfJ are able to serve pages or objects, it depends on what developers need.</text:p>
      <text:h text:style-name="Heading_20_3" text:outline-level="3">How to use it</text:h>
      <text:p text:style-name="P1">Once you have the JAR file and its dependencies into WEB-INF/lib directory of your web application, you need to do some steps:</text:p>
      <text:p text:style-name="P1"/>
      <text:list xml:id="list38027798" text:style-name="L1">
        <text:list-item>
          <text:p text:style-name="P15">Configure your web.xml</text:p>
        </text:list-item>
      </text:list>
      <text:p text:style-name="P2"><text:tab/><text:span text:style-name="T4">You have to declare the REST servlet and tell it the possible resources it's able to attend.</text:span></text:p>
      <text:p text:style-name="P2"><text:tab/></text:p>
      <text:p text:style-name="P9"><text:s text:c="2"/>&lt;servlet&gt;</text:p>
      <text:p text:style-name="P9"><text:s text:c="6"/>&lt;servlet-name&gt;<text:span text:style-name="T5">RestServlet</text:span>&lt;/servlet-name&gt;</text:p>
      <text:p text:style-name="P9"><text:s text:c="6"/>&lt;servlet-class&gt;<text:span text:style-name="T5">net.sf.serfj.RestServlet</text:span>&lt;/servlet-class&gt;</text:p>
      <text:p text:style-name="P9"><text:s text:c="6"/>&lt;load-on-startup&gt;<text:span text:style-name="T5">5</text:span>&lt;/load-on-startup&gt;</text:p>
      <text:p text:style-name="P9"><text:s text:c="2"/>&lt;/servlet&gt;</text:p>
      <text:p text:style-name="P9"><text:s text:c="2"/>&lt;servlet-mapping&gt;</text:p>
      <text:p text:style-name="P9"><text:s text:c="6"/>&lt;servlet-name&gt;<text:span text:style-name="T5">RestServlet</text:span>&lt;/servlet-name&gt;</text:p>
      <text:p text:style-name="P9"><text:s text:c="6"/>&lt;url-pattern&gt;<text:span text:style-name="T5">/accounts/*</text:span>&lt;/url-pattern&gt;</text:p>
      <text:p text:style-name="P9"><text:s text:c="2"/>&lt;/servlet-mapping&gt;</text:p>
      <text:p text:style-name="P9"><text:s text:c="2"/>&lt;servlet-mapping&gt;</text:p>
      <text:p text:style-name="P9"><text:s text:c="6"/>&lt;servlet-name&gt;<text:span text:style-name="T5">RestServlet</text:span>&lt;/servlet-name&gt;</text:p>
      <text:p text:style-name="P9"><text:s text:c="6"/>&lt;url-pattern&gt;<text:span text:style-name="T5">/banks/*</text:span>&lt;/url-pattern&gt;</text:p>
      <text:p text:style-name="P9"><text:s text:c="2"/>&lt;/servlet-mapping&gt;</text:p>
      <text:p text:style-name="P8"/>
      <text:list xml:id="list945917285" text:continue-numbering="true" text:style-name="L1">
        <text:list-item>
          <text:p text:style-name="P15">Make your REST controllers</text:p>
          <text:p text:style-name="P16">Once you have defined the URLs your services will attend, you need classes that do the work. A controller class has to inherit from com.elpaso.serfj.RestController. Also, the methods have to be annotated with @GET, @POST, @PUT or @DELETE so the framework is able to know which HTTP method can handle each class' method.</text:p>
        </text:list-item>
      </text:list>
      <text:p text:style-name="P3"/>
      <text:p text:style-name="P3"><text:tab/>There are several URLs that are managed by the framework in a special way. For example, <text:soft-page-break/><text:tab/>for Account resource, the application have:</text:p>
      <text:list xml:id="list1716663566" text:style-name="L2">
        <text:list-item>
          <text:p text:style-name="P17">@GET /accounts: Will call Account.index method.</text:p>
        </text:list-item>
        <text:list-item>
          <text:p text:style-name="P17">@GET /account/ID: <text:s/>Will call Account.index method.</text:p>
        </text:list-item>
        <text:list-item>
          <text:p text:style-name="P17">@GET /accounts/new: <text:s/>Will call Account.index method.</text:p>
        </text:list-item>
        <text:list-item>
          <text:p text:style-name="P17">@GET /accounts/ID/edit: <text:s/>Will call Account.index method.</text:p>
        </text:list-item>
        <text:list-item>
          <text:p text:style-name="P17">@PUT /accounts/ID: <text:s/>Will call Account.index method.</text:p>
        </text:list-item>
        <text:list-item>
          <text:p text:style-name="P17">@POST /accounts: <text:s/>Will call Account.index method.</text:p>
        </text:list-item>
        <text:list-item>
          <text:p text:style-name="P17">@DELETE /accounts/ID: <text:s/>Will call Account.index method.</text:p>
          <text:p text:style-name="P17"/>
        </text:list-item>
      </text:list>
      <text:p text:style-name="P3"><text:tab/>Then we could have:</text:p>
      <text:p text:style-name="P3"><text:tab/>public class Account extends RestController {</text:p>
      <text:p text:style-name="P3"><text:tab/><text:tab/>/* Convention methods */</text:p>
      <text:p text:style-name="P3"><text:tab/><text:tab/>// path: /*/accounts</text:p>
      <text:p text:style-name="P3"><text:tab/><text:tab/>// It will show the page views/account/index.jsp (or html)</text:p>
      <text:p text:style-name="P3"><text:tab/><text:tab/>@GET</text:p>
      <text:p text:style-name="P3"><text:tab/><text:tab/>public void index() {</text:p>
      <text:p text:style-name="P3"><text:tab/><text:tab/>}</text:p>
      <text:p text:style-name="P3"/>
      <text:p text:style-name="P3"><text:tab/><text:tab/>// path: /*/accounts/ID</text:p>
      <text:p text:style-name="P3"><text:tab/><text:tab/>// It will show the page views/account/show.jsp (or html)</text:p>
      <text:p text:style-name="P3"><text:tab/><text:tab/>@GET</text:p>
      <text:p text:style-name="P3"><text:tab/><text:tab/>public void show() {</text:p>
      <text:p text:style-name="P3"><text:tab/><text:tab/>}</text:p>
      <text:p text:style-name="P3"/>
      <text:p text:style-name="P3"><text:tab/><text:tab/>// path: /*/accounts/new</text:p>
      <text:p text:style-name="P3"><text:tab/><text:tab/>// It will show the page views/account/new.jsp (or html)</text:p>
      <text:p text:style-name="P3"><text:tab/><text:tab/>@GET</text:p>
      <text:p text:style-name="P3"><text:tab/><text:tab/>public void newResource() {</text:p>
      <text:p text:style-name="P3"><text:tab/><text:tab/>}</text:p>
      <text:p text:style-name="P3"/>
      <text:p text:style-name="P3"><text:tab/><text:tab/>// path: /*/accounts/ID/edit</text:p>
      <text:p text:style-name="P3"><text:tab/><text:tab/>// It will show the page views/account/edit.jsp (or html)</text:p>
      <text:p text:style-name="P3"><text:tab/><text:tab/>@GET</text:p>
      <text:p text:style-name="P3"><text:tab/><text:tab/>public void edit() {</text:p>
      <text:p text:style-name="P3"><text:tab/><text:tab/>}</text:p>
      <text:p text:style-name="P3"/>
      <text:p text:style-name="P3"><text:soft-page-break/><text:tab/><text:tab/>// path: /*/accounts</text:p>
      <text:p text:style-name="P3"><text:tab/><text:tab/>// It will show the page views/account/create.jsp (or html)</text:p>
      <text:p text:style-name="P3"><text:tab/><text:tab/>@POST</text:p>
      <text:p text:style-name="P3"><text:tab/><text:tab/>public void create() {</text:p>
      <text:p text:style-name="P3"><text:tab/><text:tab/>}</text:p>
      <text:p text:style-name="P3"/>
      <text:p text:style-name="P3"><text:tab/><text:tab/>// path: /*/accounts/ID</text:p>
      <text:p text:style-name="P3"><text:tab/><text:tab/>// It will show the page views/account/update.jsp (or html)</text:p>
      <text:p text:style-name="P3"><text:tab/><text:tab/>@PUT</text:p>
      <text:p text:style-name="P3"><text:tab/><text:tab/>public void update() {</text:p>
      <text:p text:style-name="P3"><text:tab/><text:tab/>}</text:p>
      <text:p text:style-name="P3"><text:tab/><text:tab/>// path: /*/accounts/ID</text:p>
      <text:p text:style-name="P3"><text:tab/><text:tab/>// It will show the page views/account/destroy.jsp (or html)</text:p>
      <text:p text:style-name="P3"><text:tab/><text:tab/>@DELETE</text:p>
      <text:p text:style-name="P3"><text:tab/><text:tab/>public void delete() {</text:p>
      <text:p text:style-name="P3"><text:tab/><text:tab/>}</text:p>
      <text:p text:style-name="P3"><text:tab/><text:tab/></text:p>
      <text:p text:style-name="P3"><text:tab/><text:tab/>/* Developer defined methods */</text:p>
      <text:p text:style-name="P3"><text:tab/><text:tab/>// path: /*/accounts/method1 or /*/accounts/ID/method1</text:p>
      <text:p text:style-name="P3"><text:tab/><text:tab/>// It will show the page views/account/method1.jsp (or html)</text:p>
      <text:p text:style-name="P3"><text:tab/><text:tab/>@GET // or @POST, @PUT, @DELETE</text:p>
      <text:p text:style-name="P3"><text:tab/><text:tab/>public void method1() {</text:p>
      <text:p text:style-name="P3"><text:tab/><text:tab/>}</text:p>
      <text:p text:style-name="P3"/>
      <text:p text:style-name="P3"><text:tab/><text:tab/>// path: /*/accounts/method1 or /*/accounts/ID/method1</text:p>
      <text:p text:style-name="P3"><text:tab/><text:tab/>// It will return a 204 HTTP status (No content) to clients.</text:p>
      <text:p text:style-name="P3"><text:tab/><text:tab/>@GET // or @POST, @PUT, @DELETE</text:p>
      <text:p text:style-name="P3"><text:tab/><text:tab/>@DoNotRenderPage</text:p>
      <text:p text:style-name="P3"><text:tab/><text:tab/>public void method1() {</text:p>
      <text:p text:style-name="P3"><text:tab/><text:tab/>}</text:p>
      <text:p text:style-name="P3"/>
      <text:p text:style-name="P3"><text:tab/><text:tab/>// path: /*/accounts/method2 or /*/accounts/ID/method2</text:p>
      <text:p text:style-name="P3"><text:tab/><text:tab/>// It will show the page views/account/method2.jsp (or html)</text:p>
      <text:p text:style-name="P3"><text:tab/><text:tab/>// path: /*/accounts/method2.json or /*/accounts/ID/method2.json</text:p>
      <text:p text:style-name="P3"><text:tab/><text:tab/>// It will serialize the returned Account object as a Json object</text:p>
      <text:p text:style-name="P3"><text:tab/><text:tab/>// path: /*/accounts/method2.xml or /*/accounts/ID/method2.xml</text:p>
      <text:p text:style-name="P3"><text:tab/><text:tab/>// It will serialize the returned Account object as a XML object</text:p>
      <text:p text:style-name="P3"><text:soft-page-break/><text:tab/><text:tab/>@GET // or @POST, @PUT, @DELETE</text:p>
      <text:p text:style-name="P3"><text:tab/><text:tab/>public Account method2() {</text:p>
      <text:p text:style-name="P3"><text:tab/><text:tab/>}</text:p>
      <text:p text:style-name="P3"><text:tab/>}</text:p>
      <text:list xml:id="list872523467" text:continue-list="list945917285" text:style-name="L1">
        <text:list-header>
          <text:p text:style-name="P18"/>
        </text:list-header>
        <text:list-item>
          <text:p text:style-name="P15">Configure SerfJ</text:p>
        </text:list-item>
      </text:list>
      <text:p text:style-name="P10"><text:span text:style-name="T4">It's needed a </text:span>/config/serfj.properties<text:span text:style-name="T4"> configuration file in the CLASSPATH of your application. Now are described the configuration properties:</text:span></text:p>
      <text:p text:style-name="P11"/>
      <text:p text:style-name="P10">main.package <text:span text:style-name="T4">(mandatory): Is the main package of your application. For example:</text:span></text:p>
      <text:p text:style-name="P10"><text:span text:style-name="T4"><text:tab/> </text:span><text:span text:style-name="T8">com.yourapp</text:span></text:p>
      <text:p text:style-name="P10">views.directory<text:span text:style-name="T4"> (optional): Relative path to pages. Default value is </text:span><text:span text:style-name="T6">views.</text:span><text:span text:style-name="T8"> For example, the framework will search pages for AccountController into the directory /views/account. So if you change the directory to </text:span><text:span text:style-name="T6">pages</text:span><text:span text:style-name="T8">, Serfj will search into /pages/account.</text:span></text:p>
      <text:p text:style-name="P12"/>
      <text:p text:style-name="P10">packages.style<text:span text:style-name="T4"> (optional): Is the way the framework will look for the controllers. There are three ways (</text:span><text:span text:style-name="T6">functional</text:span><text:span text:style-name="T4">, </text:span><text:span text:style-name="T6">functional_by_model</text:span><text:span text:style-name="T4"> and </text:span><text:span text:style-name="T6">model</text:span><text:span text:style-name="T4">), </text:span>if no one is defined, the framework will search controllers using the three styles in that order<text:span text:style-name="T4">.</text:span></text:p>
      <text:p text:style-name="P10"><text:span text:style-name="T4"><text:tab/></text:span><text:span text:style-name="T6">functional</text:span><text:span text:style-name="T8"> style means that the framework expects that controllers are in </text:span><text:span text:style-name="T6">main.package.</text:span><text:span text:style-name="T8">controllers package. Every controller needs to be in that package of your application:</text:span></text:p>
      <text:p text:style-name="P12"><text:tab/><text:tab/>com.yourapp.controllers.Bank</text:p>
      <text:p text:style-name="P12"><text:tab/><text:tab/>com.yourapp.controllers.Account</text:p>
      <text:p text:style-name="P12"/>
      <text:p text:style-name="P10"><text:span text:style-name="T8"><text:tab/></text:span><text:span text:style-name="T6">functional_by_model</text:span><text:span text:style-name="T8"> style means it will look for controllers in </text:span><text:span text:style-name="T6">main.package</text:span><text:span text:style-name="T8">.resource.controllers package. So it expects a controller for each resource in a different package:</text:span></text:p>
      <text:p text:style-name="P12"><text:tab/><text:tab/>com.yourapp.bank.controllers.Bank</text:p>
      <text:p text:style-name="P12"><text:tab/><text:tab/>com.yourapp.account.controllers.Account</text:p>
      <text:p text:style-name="P12"/>
      <text:p text:style-name="P10"><text:span text:style-name="T8"><text:tab/></text:span><text:span text:style-name="T6">model </text:span><text:span text:style-name="T8">style means <text:s/>to search in </text:span><text:span text:style-name="T6">main.package</text:span><text:span text:style-name="T8">.resource package:</text:span></text:p>
      <text:p text:style-name="P12"><text:tab/><text:tab/>com.yourapp.bank.Bank</text:p>
      <text:p text:style-name="P12"><text:tab/><text:tab/>com.yourapp.account.Account</text:p>
      <text:p text:style-name="P12"/>
      <text:p text:style-name="P10"><text:span text:style-name="T7">alias.controllers.package</text:span><text:span text:style-name="T8"> (optional): It's an alias for controller package. So if you set it up to </text:span><text:span text:style-name="T6">controller </text:span><text:span text:style-name="T8">or</text:span><text:span text:style-name="T6"> ctrl </text:span><text:span text:style-name="T8">or</text:span><text:span text:style-name="T6"> controller.whatever.whatevermore</text:span><text:span text:style-name="T8">, the framework will replace the literal </text:span><text:span text:style-name="T6">controllers</text:span><text:span text:style-name="T8"> by the value the property has. For example:</text:span></text:p>
      <text:p text:style-name="P12"><text:tab/>alias.controllers.package=this.is.my.controller.package</text:p>
      <text:p text:style-name="P12"><text:tab/>packages.style=functional_by_model</text:p>
      <text:p text:style-name="P12"><text:tab/>Controllers have to be in:</text:p>
      <text:p text:style-name="P12"><text:soft-page-break/><text:tab/>com.yourapp.bank.this.is.my.controller.package.Bank</text:p>
      <text:p text:style-name="P10"><text:span text:style-name="T8">If you set </text:span><text:span text:style-name="T6">packages.style </text:span><text:span text:style-name="T8">to </text:span><text:span text:style-name="T6">model</text:span><text:span text:style-name="T8"> this property has no sense.</text:span></text:p>
      <text:p text:style-name="P12"/>
      <text:p text:style-name="P10"><text:span text:style-name="T7">suffix.controllers</text:span><text:span text:style-name="T8"> (optional): It's the suffix used for your controllers, default value is </text:span><text:span text:style-name="T6">OFF </text:span><text:span text:style-name="T8">(without suffix). If you set it up to </text:span><text:span text:style-name="T6">Ctrl</text:span><text:span text:style-name="T8">, your controllers must be named with that suffix: AccountCtrl, BankCtrl, etc... For example:</text:span></text:p>
      <text:p text:style-name="P12">suffix.controllers=Ctrl</text:p>
      <text:p text:style-name="P12">packages.style=model</text:p>
      <text:p text:style-name="P12">Your controller has to be com.yourapp.account.AccountCtrl</text:p>
      <text:p text:style-name="P12"/>
      <text:p text:style-name="P10"><text:span text:style-name="T7">alias.serializers.package</text:span><text:span text:style-name="T8"> (optional): It's the same as </text:span><text:span text:style-name="T6">alias.controllers.package</text:span><text:span text:style-name="T8"> but for serializers, default value is </text:span><text:span text:style-name="T6">serializers.</text:span></text:p>
      <text:p text:style-name="P10"><text:span text:style-name="T7">suffix.serializers</text:span><text:span text:style-name="T8"> (optional): It's the same as </text:span><text:span text:style-name="T6">suffix.controllers </text:span><text:span text:style-name="T8">but for serializers, default value is </text:span><text:span text:style-name="T6">Serializer</text:span><text:span text:style-name="T8">.</text:span></text:p>
      <text:p text:style-name="P12"/>
      <text:p text:style-name="P1">Let's see some examples:</text:p>
      <text:p text:style-name="P1"/>
      <text:list xml:id="list512796608" text:style-name="L3">
        <text:list-item>
          <text:p text:style-name="P19">/accounts: REST controller searchs for an AccountController class and calls the method index that AccountController must implement. Once the index method is invoked, the servlet forwards to account/index.jsp (or html if .jsp is not found).</text:p>
        </text:list-item>
        <text:list-item>
          <text:p text:style-name="P19">/accounts/1: Same as before, but using AccountController.show method and account/show.jsp page. The identifier for the resource is sent to the method and to the page in the request as an attribute.</text:p>
        </text:list-item>
        <text:list-item>
          <text:p text:style-name="P19">/banks/1/accounts/2: Here is again the AccountController.show method and the account/show.jsp, but now they receive a Map of identifiers: [“id” =&gt; “1”, “bank_id” =&gt; “2”].</text:p>
        </text:list-item>
        <text:list-item>
          <text:p text:style-name="P19">/accounts<text:span text:style-name="T1">/1/anotherAction: AccountController.anotherAction is called with id=1 as identifier for the resource. The page shown will be account/anotherAction.jsp.</text:span></text:p>
        </text:list-item>
        <text:list-item>
          <text:p text:style-name="P20">/accounts/1.json: AccountController.show method will be invoked, but the caller expects a response in Json format. Developer has a helper class to do it.</text:p>
        </text:list-item>
        <text:list-item>
          <text:p text:style-name="P20">/accounts/1.xml: Same as before, but rendering the response in XML.</text:p>
        </text:list-item>
        <text:list-item>
          <text:p text:style-name="P20">/accounts/a_page.html, /accounts/a_page.jsp, /a_page.jsp: Will render the requested page without invoking any controller.</text:p>
        </text:list-item>
      </text:list>
      <text:h text:style-name="P27" text:outline-level="3">How is interpreted the HTTP method</text:h>
      <text:p text:style-name="P1"><text:span text:style-name="T1">The main controller have different responses depending on the HTTP method used in the request. The method can be intrinsic to the request, or by passing </text:span><text:span text:style-name="T2">http_method</text:span><text:span text:style-name="T3"> as parameter:</text:span></text:p>
      <text:p text:style-name="P7"/>
      <table:table table:name="Table1" table:style-name="Table1">
        <table:table-column table:style-name="Table1.A" table:number-columns-repeated="3"/>
        <table:table-column table:style-name="Table1.D"/>
        <table:table-row>
          <table:table-cell table:style-name="Table1.A1" office:value-type="string">
            <text:p text:style-name="P13">Method</text:p>
          </table:table-cell>
          <table:table-cell table:style-name="Table1.A1" office:value-type="string">
            <text:p text:style-name="P13">URL</text:p>
          </table:table-cell>
          <table:table-cell table:style-name="Table1.A1" office:value-type="string">
            <text:p text:style-name="P13">Action</text:p>
          </table:table-cell>
          <table:table-cell table:style-name="Table1.D1" office:value-type="string">
            <text:p text:style-name="P13">Page</text:p>
          </table:table-cell>
        </table:table-row>
        <table:table-row>
          <table:table-cell table:style-name="Table1.A2" office:value-type="string">
            <text:p text:style-name="P13">GET</text:p>
          </table:table-cell>
          <table:table-cell table:style-name="Table1.A2" office:value-type="string">
            <text:p text:style-name="P14">/resource</text:p>
          </table:table-cell>
          <table:table-cell table:style-name="Table1.A2" office:value-type="string">
            <text:p text:style-name="P13">index</text:p>
          </table:table-cell>
          <table:table-cell table:style-name="Table1.D2" office:value-type="string">
            <text:p text:style-name="P13">index</text:p>
          </table:table-cell>
        </table:table-row>
        <text:soft-page-break/>
        <table:table-row>
          <table:table-cell table:style-name="Table1.A2" office:value-type="string">
            <text:p text:style-name="P13">GET</text:p>
          </table:table-cell>
          <table:table-cell table:style-name="Table1.A2" office:value-type="string">
            <text:p text:style-name="P14">/resource/id</text:p>
          </table:table-cell>
          <table:table-cell table:style-name="Table1.A2" office:value-type="string">
            <text:p text:style-name="P13">show</text:p>
          </table:table-cell>
          <table:table-cell table:style-name="Table1.D2" office:value-type="string">
            <text:p text:style-name="P13">show</text:p>
          </table:table-cell>
        </table:table-row>
        <table:table-row>
          <table:table-cell table:style-name="Table1.A2" office:value-type="string">
            <text:p text:style-name="P13">GET</text:p>
          </table:table-cell>
          <table:table-cell table:style-name="Table1.A2" office:value-type="string">
            <text:p text:style-name="P14">/resource/id/edit</text:p>
          </table:table-cell>
          <table:table-cell table:style-name="Table1.A2" office:value-type="string">
            <text:p text:style-name="P13">edit</text:p>
          </table:table-cell>
          <table:table-cell table:style-name="Table1.D2" office:value-type="string">
            <text:p text:style-name="P13">edit</text:p>
          </table:table-cell>
        </table:table-row>
        <table:table-row>
          <table:table-cell table:style-name="Table1.A2" office:value-type="string">
            <text:p text:style-name="P13">GET</text:p>
          </table:table-cell>
          <table:table-cell table:style-name="Table1.A2" office:value-type="string">
            <text:p text:style-name="P14">/resource/new</text:p>
          </table:table-cell>
          <table:table-cell table:style-name="Table1.A2" office:value-type="string">
            <text:p text:style-name="P13">newResource</text:p>
          </table:table-cell>
          <table:table-cell table:style-name="Table1.D2" office:value-type="string">
            <text:p text:style-name="P13">new</text:p>
          </table:table-cell>
        </table:table-row>
        <table:table-row>
          <table:table-cell table:style-name="Table1.A2" office:value-type="string">
            <text:p text:style-name="P13">PUT</text:p>
          </table:table-cell>
          <table:table-cell table:style-name="Table1.A2" office:value-type="string">
            <text:p text:style-name="P14">/resource/id</text:p>
          </table:table-cell>
          <table:table-cell table:style-name="Table1.A2" office:value-type="string">
            <text:p text:style-name="P13">update</text:p>
          </table:table-cell>
          <table:table-cell table:style-name="Table1.D2" office:value-type="string">
            <text:p text:style-name="P13">update</text:p>
          </table:table-cell>
        </table:table-row>
        <table:table-row>
          <table:table-cell table:style-name="Table1.A2" office:value-type="string">
            <text:p text:style-name="P13">POST</text:p>
          </table:table-cell>
          <table:table-cell table:style-name="Table1.A2" office:value-type="string">
            <text:p text:style-name="P14">/resource</text:p>
          </table:table-cell>
          <table:table-cell table:style-name="Table1.A2" office:value-type="string">
            <text:p text:style-name="P13">create</text:p>
          </table:table-cell>
          <table:table-cell table:style-name="Table1.D2" office:value-type="string">
            <text:p text:style-name="P13">create</text:p>
          </table:table-cell>
        </table:table-row>
        <table:table-row>
          <table:table-cell table:style-name="Table1.A2" office:value-type="string">
            <text:p text:style-name="P13">DELETE</text:p>
          </table:table-cell>
          <table:table-cell table:style-name="Table1.A2" office:value-type="string">
            <text:p text:style-name="P14">/resource/id</text:p>
          </table:table-cell>
          <table:table-cell table:style-name="Table1.A2" office:value-type="string">
            <text:p text:style-name="P13">destroy</text:p>
          </table:table-cell>
          <table:table-cell table:style-name="Table1.D2" office:value-type="string">
            <text:p text:style-name="P13">destroy</text:p>
          </table:table-cell>
        </table:table-row>
        <table:table-row>
          <table:table-cell table:style-name="Table1.A2" office:value-type="string">
            <text:p text:style-name="P13">Any method</text:p>
          </table:table-cell>
          <table:table-cell table:style-name="Table1.A2" office:value-type="string">
            <text:p text:style-name="P14">/resource/id/action</text:p>
          </table:table-cell>
          <table:table-cell table:style-name="Table1.A2" office:value-type="string">
            <text:p text:style-name="P13">action</text:p>
          </table:table-cell>
          <table:table-cell table:style-name="Table1.D2" office:value-type="string">
            <text:p text:style-name="P13">action</text:p>
          </table:table-cell>
        </table:table-row>
        <table:table-row>
          <table:table-cell table:style-name="Table1.A2" office:value-type="string">
            <text:p text:style-name="P13">Any method</text:p>
          </table:table-cell>
          <table:table-cell table:style-name="Table1.A2" office:value-type="string">
            <text:p text:style-name="P14">/resource/action</text:p>
          </table:table-cell>
          <table:table-cell table:style-name="Table1.A2" office:value-type="string">
            <text:p text:style-name="P13">action</text:p>
          </table:table-cell>
          <table:table-cell table:style-name="Table1.D2" office:value-type="string">
            <text:p text:style-name="P13">action</text:p>
          </table:table-cell>
        </table:table-row>
      </table:table>
      <text:p text:style-name="P7"/>
      <text:p text:style-name="P7"/>
      <text:p text:style-name="P7">So if you want your controller answers some of these requests it must implements a method with this signature:</text:p>
      <text:p text:style-name="P7">public void actionName(ResponseHelper response, Map&lt;String, String&gt; params) throws IOException;</text:p>
      <text:p text:style-name="P7">The controller doesn't need to implement any interface or extends any class, but the framework provides the interface com.elpaso.serfj.BasicRestController which forces to implement the basic methods (index, show, edit, newResource, update, create and destroy).</text:p>
      <text:p text:style-name="P25"/>
      <text:h text:style-name="P28" text:outline-level="3">Dependencies</text:h>
      <text:p text:style-name="P6">The binaries are compiled with Java 6, but you can compile the source code using Java 5. Also I went for J2EE 5. At runtime the JARs needed are:</text:p>
      <text:list xml:id="list1954776626" text:style-name="L4">
        <text:list-item>
          <text:p text:style-name="P21">elpaso-config-1.0.0.jar</text:p>
        </text:list-item>
        <text:list-item>
          <text:p text:style-name="P21">logback-core-0.9.15.jar</text:p>
        </text:list-item>
        <text:list-item>
          <text:p text:style-name="P21">logback-classic-0.9.15.jar</text:p>
        </text:list-item>
        <text:list-item>
          <text:p text:style-name="P21">slf4j-api-1.5.6.jar</text:p>
        </text:list-item>
      </text:list>
      <text:p text:style-name="P5"/>
      <text:p text:style-name="P1"><text:span text:style-name="T8">However, you can use any newer version of SLF4J but these are the versions I used to compile the framework. </text:span><text:span text:style-name="T8">At compile time are needed the runtime JARs and:</text:span></text:p>
      <text:list xml:id="list1116842646" text:style-name="L5">
        <text:list-item>
          <text:p text:style-name="P22">jettison-1.0.1.jar</text:p>
        </text:list-item>
        <text:list-item>
          <text:p text:style-name="P22">stax-1.2.0.jar</text:p>
        </text:list-item>
        <text:list-item>
          <text:p text:style-name="P22">stax-api-1.0.1.jar</text:p>
        </text:list-item>
        <text:list-item>
          <text:p text:style-name="P22">xstream-1.3.1.jar</text:p>
        </text:list-item>
        <text:list-item>
          <text:p text:style-name="P22">xpp3_min-1.1.4c.jar</text:p>
          <text:p text:style-name="P22"/>
        </text:list-item>
      </text:list>
      <text:p text:style-name="P4"><text:span text:style-name="T7">Same as before, you can use any newer version of this libraries but these are the versions I used to </text:span><text:span text:style-name="T7">compile the framework. These dependencies exists because there are several features that are planned for future releases but I haven't decided how they will be in the end.</text:span></text:p>
      <text:p text:style-name="P12"/>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uardo Yáñez Parareda</meta:initial-creator>
    <meta:creation-date>2009-08-22T14:45:16.81</meta:creation-date>
    <dc:date>2010-07-09T18:20:23</dc:date>
    <meta:editing-duration>PT18H43M38S</meta:editing-duration>
    <meta:editing-cycles>25</meta:editing-cycles>
    <meta:generator>OpenOffice.org/3.2$Unix OpenOffice.org_project/320m12$Build-9483</meta:generator>
    <meta:document-statistic meta:table-count="1" meta:image-count="0" meta:object-count="0" meta:page-count="7" meta:paragraph-count="186" meta:word-count="1272" meta:character-count="9193"/>
  </office:meta>
</office:document-meta>
</file>